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Normal" style:list-style-name="LFO2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8" style:parent-style-name="Normal" style:list-style-name="LFO2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9" style:parent-style-name="Normal" style:list-style-name="LFO2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10" style:parent-style-name="Normal" style:list-style-name="LFO2" style:family="paragraph">
      <style:paragraph-properties fo:text-align="justify" style:vertical-align="auto" fo:margin-top="0.0833in" fo:margin-bottom="0.0416in" fo:line-height="115%" fo:margin-right="0.1965in"/>
      <style:text-properties fo:hyphenate="true"/>
    </style:style>
    <style:style style:name="P11" style:parent-style-name="Normal" style:list-style-name="LFO2" style:family="paragraph">
      <style:paragraph-properties fo:text-align="justify" style:vertical-align="auto" fo:margin-top="0.0833in" fo:margin-bottom="0.0416in" fo:line-height="115%" fo:margin-right="0.1965in"/>
      <style:text-properties fo:hyphenate="true"/>
    </style:style>
    <style:style style:name="P12" style:parent-style-name="Normal" style:list-style-name="LFO2" style:family="paragraph">
      <style:paragraph-properties fo:text-align="justify" style:vertical-align="auto" fo:margin-top="0.0833in" fo:margin-bottom="0.0416in" fo:line-height="115%" fo:margin-right="0.1965in"/>
      <style:text-properties fo:hyphenate="true"/>
    </style:style>
    <style:style style:name="P13" style:parent-style-name="Normal" style:list-style-name="LFO2" style:family="paragraph">
      <style:paragraph-properties fo:text-align="justify" style:vertical-align="auto" fo:margin-top="0.0833in" fo:margin-bottom="0.0416in" fo:line-height="115%" fo:margin-right="0.1965in"/>
      <style:text-properties fo:hyphenate="true"/>
    </style:style>
    <style:style style:name="P14" style:parent-style-name="ListParagraph" style:list-style-name="LFO2" style:family="paragraph">
      <style:paragraph-properties fo:text-align="justify" style:vertical-align="auto" fo:margin-top="0.0833in" fo:margin-bottom="0.0416in" fo:line-height="115%"/>
      <style:text-properties fo:hyphenate="true"/>
    </style:style>
    <style:style style:name="P15" style:parent-style-name="ListParagraph" style:list-style-name="LFO2" style:family="paragraph">
      <style:paragraph-properties fo:text-align="justify" style:vertical-align="auto" fo:margin-top="0.0833in" fo:margin-bottom="0.0416in" fo:line-height="115%"/>
      <style:text-properties fo:hyphenate="true"/>
    </style:style>
    <style:style style:name="P16" style:parent-style-name="ListParagraph" style:list-style-name="LFO2" style:family="paragraph">
      <style:paragraph-properties fo:text-align="justify" style:vertical-align="auto" fo:margin-top="0.0833in" fo:margin-bottom="0.0416in" fo:line-height="115%"/>
      <style:text-properties fo:hyphenate="true"/>
    </style:style>
    <style:style style:name="P17" style:parent-style-name="ListParagraph" style:list-style-name="LFO2" style:family="paragraph">
      <style:paragraph-properties fo:text-align="justify" style:vertical-align="auto" fo:margin-top="0.0833in" fo:margin-bottom="0.0416in" fo:line-height="115%"/>
      <style:text-properties fo:hyphenate="true"/>
    </style:style>
    <style:style style:name="P18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19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20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21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22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23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24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25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26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27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28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29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30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31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32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33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34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35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36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37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38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39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40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41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42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43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44" style:parent-style-name="ListParagraph" style:list-style-name="LFO3" style:family="paragraph">
      <style:paragraph-properties fo:text-align="justify" style:vertical-align="auto" fo:margin-top="0.0833in" fo:margin-bottom="0.0416in" fo:line-height="115%"/>
      <style:text-properties fo:hyphenate="true"/>
    </style:style>
    <style:style style:name="P45" style:parent-style-name="ListParagraph" style:list-style-name="LFO3" style:family="paragraph">
      <style:paragraph-properties fo:text-align="justify" style:vertical-align="auto" fo:margin-top="0.0833in" fo:margin-bottom="0.0416in" fo:line-height="115%"/>
      <style:text-properties fo:hyphenate="true"/>
    </style:style>
    <style:style style:name="P46" style:parent-style-name="ListParagraph" style:list-style-name="LFO3" style:family="paragraph">
      <style:paragraph-properties fo:text-align="justify" style:vertical-align="auto" fo:margin-top="0.0833in" fo:margin-bottom="0.0416in" fo:line-height="115%"/>
      <style:text-properties fo:hyphenate="true"/>
    </style:style>
    <style:style style:name="P47" style:parent-style-name="ListParagraph" style:list-style-name="LFO3" style:family="paragraph">
      <style:paragraph-properties fo:text-align="justify" style:vertical-align="auto" fo:margin-top="0.0833in" fo:margin-bottom="0.0416in" fo:line-height="115%"/>
      <style:text-properties fo:hyphenate="true"/>
    </style:style>
    <style:style style:name="P48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49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50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51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52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53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54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55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T56" style:parent-style-name="DefaultParagraphFont" style:family="text">
      <style:text-properties fo:language="en" fo:country="US"/>
    </style:style>
    <style:style style:name="P57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58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59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60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61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62" style:parent-style-name="Normal" style:list-style-name="LFO3" style:family="paragraph">
      <style:paragraph-properties fo:text-align="justify" style:vertical-align="auto" fo:margin-top="0.0833in" fo:margin-bottom="0in" fo:line-height="115%" fo:margin-right="0.1965in"/>
      <style:text-properties fo:hyphenate="true"/>
    </style:style>
    <style:style style:name="P63" style:parent-style-name="Normal" style:list-style-name="LFO4" style:family="paragraph">
      <style:paragraph-properties fo:text-align="justify" style:vertical-align="auto" fo:margin-top="0.0833in" fo:margin-bottom="0.0416in" fo:line-height="115%" fo:margin-right="0.1965in"/>
      <style:text-properties fo:hyphenate="true"/>
    </style:style>
    <style:style style:name="P64" style:parent-style-name="Normal" style:list-style-name="LFO4" style:family="paragraph">
      <style:paragraph-properties fo:text-align="justify" style:vertical-align="auto" fo:margin-top="0.0833in" fo:margin-bottom="0.0416in" fo:line-height="115%" fo:margin-right="0.1965in"/>
      <style:text-properties fo:hyphenate="true"/>
    </style:style>
    <style:style style:name="P65" style:parent-style-name="Normal" style:list-style-name="LFO4" style:family="paragraph">
      <style:paragraph-properties fo:text-align="justify" style:vertical-align="auto" fo:margin-top="0.0833in" fo:margin-bottom="0.0416in" fo:line-height="115%" fo:margin-right="0.1965in"/>
      <style:text-properties fo:hyphenate="true"/>
    </style:style>
    <style:style style:name="P66" style:parent-style-name="Normal" style:list-style-name="LFO4" style:family="paragraph">
      <style:paragraph-properties fo:text-align="justify" style:vertical-align="auto" fo:margin-top="0.0833in" fo:margin-bottom="0.0416in" fo:line-height="115%" fo:margin-right="0.1965in"/>
      <style:text-properties fo:hyphenate="true"/>
    </style:style>
    <style:style style:name="P67" style:parent-style-name="Normal" style:list-style-name="LFO4" style:family="paragraph">
      <style:paragraph-properties fo:text-align="justify" style:vertical-align="auto" fo:margin-top="0.0833in" fo:margin-bottom="0.0416in" fo:line-height="115%" fo:margin-right="0.1965in"/>
      <style:text-properties fo:hyphenate="true"/>
    </style:style>
    <style:style style:name="P68" style:parent-style-name="Normal" style:list-style-name="LFO4" style:family="paragraph">
      <style:paragraph-properties fo:text-align="justify" style:vertical-align="auto" fo:margin-top="0.0833in" fo:margin-bottom="0.0416in" fo:line-height="115%" fo:margin-right="0.1965in"/>
      <style:text-properties fo:hyphenate="true"/>
    </style:style>
    <style:style style:name="P69" style:parent-style-name="Normal" style:list-style-name="LFO4" style:family="paragraph">
      <style:paragraph-properties fo:text-align="justify" style:vertical-align="auto" fo:margin-top="0.0833in" fo:margin-bottom="0.0416in" fo:line-height="115%" fo:margin-right="0.1965in"/>
      <style:text-properties fo:hyphenate="true"/>
    </style:style>
    <style:style style:name="P70" style:parent-style-name="Normal" style:list-style-name="LFO4" style:family="paragraph">
      <style:paragraph-properties fo:text-align="justify" style:vertical-align="auto" fo:margin-top="0.0833in" fo:margin-bottom="0.0416in" fo:line-height="115%" fo:margin-right="0.1965in"/>
      <style:text-properties fo:hyphenate="true"/>
    </style:style>
    <style:style style:name="P71" style:parent-style-name="ListParagraph" style:list-style-name="LFO6" style:family="paragraph">
      <style:paragraph-properties fo:text-align="justify" style:vertical-align="auto" fo:margin-top="0.0833in" fo:margin-bottom="0.0416in" fo:line-height="115%" fo:margin-right="0.2958in"/>
      <style:text-properties fo:hyphenate="true"/>
    </style:style>
    <style:style style:name="P72" style:parent-style-name="ListParagraph" style:list-style-name="LFO6" style:family="paragraph">
      <style:paragraph-properties fo:text-align="justify" style:vertical-align="auto" fo:margin-top="0.0833in" fo:margin-bottom="0.0416in" fo:line-height="115%" fo:margin-right="0.2958in"/>
      <style:text-properties fo:hyphenate="true"/>
    </style:style>
    <style:style style:name="P73" style:parent-style-name="ListParagraph" style:list-style-name="LFO6" style:family="paragraph">
      <style:paragraph-properties fo:text-align="justify" style:vertical-align="auto" fo:margin-top="0.0833in" fo:margin-bottom="0.0416in" fo:line-height="115%" fo:margin-right="0.2958in"/>
      <style:text-properties fo:hyphenate="true"/>
    </style:style>
    <style:style style:name="P74" style:parent-style-name="ListParagraph" style:list-style-name="LFO6" style:family="paragraph">
      <style:paragraph-properties fo:text-align="justify" style:vertical-align="auto" fo:margin-top="0.0833in" fo:margin-bottom="0.0416in" fo:line-height="115%" fo:margin-right="0.2958in"/>
      <style:text-properties fo:hyphenate="true"/>
    </style:style>
    <style:style style:name="P75" style:parent-style-name="ListParagraph" style:list-style-name="LFO6" style:family="paragraph">
      <style:paragraph-properties fo:text-align="justify" style:vertical-align="auto" fo:margin-top="0.0833in" fo:margin-bottom="0.0416in" fo:line-height="115%" fo:margin-right="0.2958in"/>
      <style:text-properties fo:hyphenate="true"/>
    </style:style>
  </office:automatic-styles>
  <office:body>
    <office:text text:use-soft-page-breaks="true">
      <text:p text:style-name="P1">na základě emocí stanovit úkoly</text:p>
      <text:p text:style-name="Normal">na základě času stanovit denní úkoly</text:p>
      <text:p text:style-name="Normal">první krok je nejdůležítější – měl by být nejdoduchý nebo ten nejtěžší?</text:p>
      <text:p text:style-name="Normal">rozřazovací test – kde jse a kde chci být</text:p>
      <text:p text:style-name="Normal">myšlenkový pochod při vytváření/zaznamenání nápadu – zaměřit se na citlivý přechod – udělat co nejjednodušší</text:p>
      <text:p text:style-name="Normal">tagy – automatické rozřazení</text:p>
      <text:p text:style-name="Normal">správné rozřazení – vlastní kategorie?</text:p>
      <text:p text:style-name="Normal">globální vyhledávání</text:p>
      <text:p text:style-name="Normal">widgety</text:p>
      <text:p text:style-name="Normal">současné metody – life hacking, GTD, Konec prokrastinace, Snězte tu žábu</text:p>
      <text:p text:style-name="Normal">sheet (shit) list – dostaň to z hlavy</text:p>
      <text:p text:style-name="Normal">vyber 3 úkoly denně (kromě těch opakovaných)</text:p>
      <text:p text:style-name="Normal">každodenní úkoly jako v Habitika<text:s/></text:p>
      <text:p text:style-name="Normal">volitelná gamifikace</text:p>
      <text:p text:style-name="Normal">customizace nastavení – defaultní nastavení po testu se může měnit – test je volitelný (lepší pocit z „přizpůsobení se“ aplikace uživateli)</text:p>
      <text:p text:style-name="Normal">seductive design – svádět k vyrovnání odpočinku a produktivity – REALITA</text:p>
      <text:p text:style-name="Normal">počítat se scénářem kdy mám čas/nemám čas – jednoduchost zápisu</text:p>
      <text:p text:style-name="Normal">týdenní rozřazení – udělení pořádku</text:p>
      <text:p text:style-name="Normal">každodenní pořádek – nedodělané tasky nepřesouvat na další den, ale do seznamu</text:p>
      <text:p text:style-name="Normal">barevné oddělení – barevné tagy?</text:p>
      <text:p text:style-name="Normal">dokončení úkolů – HLAVNĚ NE RED/YELLOW/GREEN alert – odstíny zelené – vše je v pořádku i když jsi měl na hovno den</text:p>
      <text:p text:style-name="Normal">nápady – kategorie, kreslení, filmy/seriály, citáty, poznámky,… - může to být task?</text:p>
      <text:p text:style-name="Normal">kalendář – integrace z/do google</text:p>
      <text:p text:style-name="Normal">možnost využití všech částí nebo jen TODO – je to čistě na uživateli</text:p>
      <text:p text:style-name="Normal">pokud je v ten den více těžších úkolu – jsi si jistý, že je chceš všechny dnes? Stíháš to? Musí to být dnes? – pokud ano – vypni vše co tě rozptyluje! (odpoj se), vykašli se na lenost, prostě začni</text:p>
      <text:p text:style-name="Normal">kontorola pracovní/studijní doby</text:p>
      <text:p text:style-name="Normal">nadhození aktivit – rozšíření obzorů</text:p>
      <text:p text:style-name="Normal">„nejsi v tom sám“ – začít statistikou?</text:p>
      <text:p text:style-name="Normal">jste vyjímeční ve svém úspěchu, ale nejste sami ve svých problémech</text:p>
      <text:p text:style-name="Normal">vytvořit buddyho jako Duo – podtrhnout myšlenku „nejsi v tom sám“</text:p>
      <text:p text:style-name="Normal">co je cílem?</text:p>
      <text:p text:style-name="Normal">tagy – všechno je propojeno se vším</text:p>
      <text:p text:style-name="Normal">uspořádání prostoru – s čím uživatel přišel</text:p>
      <text:p text:style-name="Normal">uvedení – uvítací rozřazení</text:p>
      <text:p text:style-name="Normal">primárnost – nejjednodušší úkol</text:p>
      <text:p text:style-name="Normal">efekt konce – uzavření úkolu, ocenění</text:p>
      <text:p text:style-name="Normal">efekt Von Restorffové – jedinečnost – použít barvy (vzbudí zájem a fyzicky stimulují více mozkových buněk)</text:p>
      <text:p text:style-name="Normal">asociace</text:p>
      <text:p text:style-name="Normal">zájem</text:p>
      <text:p text:style-name="Normal">vidět širší obrázek – tagy + goal – proč to člověk dělá – motivace to dokončit</text:p>
      <text:p text:style-name="Normal">pokud to neudělá – co bylo špatně? Jaký je záložní plán?</text:p>
      <text:p text:style-name="Normal">statistiky výmluv – návrh, jak se pocitu zbavit</text:p>
      <text:p text:style-name="Normal">2 kalendáře – věci, které dělám (škola, práce, schůzky) a věci, které jsou návrhy (akce, volný čas) – řešení kolizí?</text:p>
      <text:p text:style-name="Normal">rozdělení goal/tasku na kroky (milestones) – ordered/unordered – vybrat priority</text:p>
      <text:p text:style-name="Normal"><text:tab/>přidat řešení (kroky), dopad nedodělání, alternativní řešení</text:p>
      <text:p text:style-name="Normal">volitelná rada – advice?/Nah..</text:p>
      <text:p text:style-name="Normal">čas – přesný/short term/long term – tagy?</text:p>
      <text:p text:style-name="Normal">Anti To-Do List (optional): Anything useful you did today that was unplanned</text:p>
      <text:p text:style-name="Normal">barvy podle emocí</text:p>
      <text:p text:style-name="Normal">consciosness - soustřeď se na to jak mrkáš, vymysli jaký jsi (počáteční písmeno tvého jména) – tak snadné je vědomí</text:p>
      <text:p text:style-name="Normal">lidé chtějí, abys poznal jejich osobnost</text:p>
      <text:p text:style-name="Normal">product personality</text:p>
      <text:p text:style-name="Normal">seznam se se svým ideal-self</text:p>
      <text:p text:style-name="Normal">vize, ne cíle; cesta, ne challenge</text:p>
      <text:p text:style-name="Normal">přijměte náročnost – pokud si myslíme, že něco by mělo být jednoduché a ve skutečnosti je to těžké – jsme smutní a spíše věci vzdáme – kolik úkolů se vejde do dne</text:p>
      <text:p text:style-name="Normal">keep trying -When you find yourself getting frustrated in the process of planning, have self-compassion when you make mistakes, refocus when you get distracted, and adjust your plan when new issues crop up</text:p>
      <text:p text:style-name="Normal">if-then plans</text:p>
      <text:p text:style-name="Normal">The key to creating your own cycle of productivity is to set a grand vision and work your way there with a few, achievable goals that increase your likelihood of experiencing a positive outcome.</text:p>
      <text:p text:style-name="Normal">Introspekce:</text:p>
      <text:list text:style-name="LFO1" text:continue-numbering="true">
        <text:list-item>
          <text:p text:style-name="P2">poctivě důležité úkoly – chybí základ, píle</text:p>
        </text:list-item>
        <text:list-item>
          <text:p text:style-name="P3">poctivě důležité úkoly a každodenní aktivity – dlouhodobě udržitelné pouze v malém množství</text:p>
        </text:list-item>
        <text:list-item>
          <text:p text:style-name="P4">každodenní aktivity – základ je, prokrastiace není tak hrozná, ale přichází konsternovanost</text:p>
        </text:list-item>
        <text:list-item>
          <text:p text:style-name="P5">pouze prokrastinace – katastrofa</text:p>
        </text:list-item>
        <text:list-item>
          <text:p text:style-name="P6">nečekané události</text:p>
        </text:list-item>
      </text:list>
      <text:p text:style-name="Normal">jak moc času to zabere</text:p>
      <text:p text:style-name="Normal">progress</text:p>
      <text:p text:style-name="Normal">jednoduché kroky – 30/30 – small wins</text:p>
      <text:p text:style-name="Normal">nemusí to být všechno nebo nic</text:p>
      <text:p text:style-name="Normal">keep trying</text:p>
      <text:p text:style-name="Normal"><text:a xlink:href="https://www.lifehack.org/articles/productivity/productivity-in-isolation-is-useless.html" office:target-frame-name="_top" xlink:show="replace"><text:span text:style-name="Hyperlink">productivity needs to fit within your own personal ecosystem</text:span></text:a>. That ecosystem includes your goals, your personality, your strengths and weaknesses, your habits and your life commitments.</text:p>
      <text:p text:style-name="Normal">především vizuální zpětná vazba</text:p>
      <text:p text:style-name="Normal"/>
      <text:p text:style-name="Normal">3 aplikace – člověk je virtuální a sbírá skutečné vlastnosti, kroky místo úkolů, vize</text:p>
      <text:p text:style-name="Normal"/>
      <text:list text:style-name="LFO2" text:continue-numbering="true">
        <text:list-item>
          <text:p text:style-name="P7">udržení motivace a produktivity</text:p>
          <text:list text:continue-numbering="true">
            <text:list-item>
              <text:p text:style-name="P8">osobní vize</text:p>
              <text:list text:continue-numbering="true">
                <text:list-item>
                  <text:p text:style-name="P9">ve všem, co děláme musíme vidět důvod</text:p>
                </text:list-item>
              </text:list>
            </text:list-item>
            <text:list-item>
              <text:p text:style-name="P10">záměrný odpočinek</text:p>
            </text:list-item>
            <text:list-item>
              <text:p text:style-name="P11">střízlivé množství činností</text:p>
            </text:list-item>
            <text:list-item>
              <text:p text:style-name="P12">dělat alespoň jednou denně nějkou důležitější činnost</text:p>
            </text:list-item>
            <text:list-item>
              <text:p text:style-name="P13">musíme se sami rozhodnout – znát důsledky</text:p>
            </text:list-item>
          </text:list>
        </text:list-item>
        <text:list-item>
          <text:p text:style-name="P14">udržení optimální aktivační úrovně na základě aktuální nálady</text:p>
          <text:list text:continue-numbering="true">
            <text:list-item>
              <text:p text:style-name="P15">ukázat, že je v pořádku občas nic nedělat, ale musíme to dělat záměrně<text:s/></text:p>
            </text:list-item>
          </text:list>
        </text:list-item>
        <text:list-item>
          <text:p text:style-name="P16">udržovat zdravou kapacitu pracovní paměti</text:p>
          <text:list text:continue-numbering="true">
            <text:list-item>
              <text:p text:style-name="P17">vyprázdnění nesetříděných myšlenek</text:p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18">předejít tomu, aby nám mysl bránila v dělání činnosti</text:p>
              <text:list text:continue-numbering="true">
                <text:list-item>
                  <text:p text:style-name="P19">přemlouvá a hledá variantu, která není tak náročná - rozeznat tyto stavy</text:p>
                </text:list-item>
              </text:list>
            </text:list-item>
          </text:list>
        </text:list-item>
        <text:list-item>
          <text:p text:style-name="P20">regulace emocí a nálad</text:p>
          <text:list text:continue-numbering="true">
            <text:list-item>
              <text:p text:style-name="P21">ve vážných případech úplně odsunout bez postihu</text:p>
            </text:list-item>
            <text:list-item>
              <text:p text:style-name="P22">na základě různých důvodů <text:s/></text:p>
              <text:list text:continue-numbering="true">
                <text:list-item>
                  <text:p text:style-name="P23">buď odsunout na další volný čas bez ztráty streak, že to doženeme</text:p>
                </text:list-item>
                <text:list-item>
                  <text:p text:style-name="P24">úplné přerušení a odložení</text:p>
                </text:list-item>
              </text:list>
            </text:list-item>
            <text:list-item>
              <text:p text:style-name="P25">snažit se náladu přejít a udělat aspoň něco</text:p>
              <text:list text:continue-numbering="true">
                <text:list-item>
                  <text:p text:style-name="P26">seznam úkolů na den a označení těch, které jsou důležité (zbytek odložit)</text:p>
                </text:list-item>
              </text:list>
            </text:list-item>
            <text:list-item>
              <text:p text:style-name="P27">výčitky, když plán nedodržíme</text:p>
              <text:list text:continue-numbering="true">
                <text:list-item>
                  <text:p text:style-name="P28">nejsou, když to doženeme</text:p>
                </text:list-item>
                <text:list-item>
                  <text:p text:style-name="P29">připomenout proč to dělám</text:p>
                </text:list-item>
                <text:list-item>
                  <text:p text:style-name="P30">zkusit znova nebo se toho zbavit</text:p>
                </text:list-item>
              </text:list>
            </text:list-item>
            <text:list-item>
              <text:p text:style-name="P31">najít emoci, která je za tím</text:p>
              <text:list text:continue-numbering="true">
                <text:list-item>
                  <text:p text:style-name="P32">máme pocit, že bude úkol zdlouhavý nebo náročný</text:p>
                  <text:list text:continue-numbering="true">
                    <text:list-item>
                      <text:p text:style-name="P33">vypsat problémy, které nám v tom brání</text:p>
                    </text:list-item>
                    <text:list-item>
                      <text:p text:style-name="P34">co nám v tom naopak pomáhá</text:p>
                    </text:list-item>
                    <text:list-item>
                      <text:p text:style-name="P35">odhadnout čas, který nám zabere</text:p>
                      <text:list text:continue-numbering="true">
                        <text:list-item>
                          <text:p text:style-name="P36">pokud je delší</text:p>
                          <text:list text:continue-numbering="true">
                            <text:list-item>
                              <text:p text:style-name="P37">jde rozdělit na menší</text:p>
                            </text:list-item>
                            <text:list-item>
                              <text:p text:style-name="P38">nejde rozděli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už zamyšlení se nad tím nám pomůže</text:p>
                    </text:list-item>
                  </text:list>
                </text:list-item>
                <text:list-item>
                  <text:p text:style-name="P40">jsme unavení</text:p>
                </text:list-item>
                <text:list-item>
                  <text:p text:style-name="P41">přehlcená pracovní paměť</text:p>
                  <text:list text:continue-numbering="true">
                    <text:list-item>
                      <text:p text:style-name="P42">přehlcení problémy</text:p>
                    </text:list-item>
                  </text:list>
                </text:list-item>
              </text:list>
            </text:list-item>
            <text:list-item>
              <text:p text:style-name="P43">lenost a prokrastinace brání v dlouhodobém rozvíjením osobnosti</text:p>
            </text:list-item>
          </text:list>
        </text:list-item>
        <text:list-item>
          <text:p text:style-name="P44">vizualizace</text:p>
          <text:list text:continue-numbering="true">
            <text:list-item>
              <text:p text:style-name="P45">přitažlivý design</text:p>
            </text:list-item>
            <text:list-item>
              <text:p text:style-name="P46">barvy podle osobnostních typů</text:p>
            </text:list-item>
            <text:list-item>
              <text:p text:style-name="P47">zpětná vazba</text:p>
            </text:list-item>
          </text:list>
        </text:list-item>
        <text:list-item>
          <text:p text:style-name="P48">problém se složitostí nástrojů a metod</text:p>
          <text:list text:continue-numbering="true">
            <text:list-item>
              <text:p text:style-name="P49">jednoduché ovládání a přístup - přitažlivý design</text:p>
            </text:list-item>
            <text:list-item>
              <text:p text:style-name="P50">snadné zadávání úkolů</text:p>
              <text:list text:continue-numbering="true">
                <text:list-item>
                  <text:p text:style-name="P51">od názvu po detaily</text:p>
                </text:list-item>
              </text:list>
            </text:list-item>
            <text:list-item>
              <text:p text:style-name="P52">nepřeplácat funkcemi (alespoň ne viditelně)</text:p>
            </text:list-item>
          </text:list>
        </text:list-item>
        <text:list-item>
          <text:p text:style-name="P53">žádné hurá akce či novoroční předsevzetí</text:p>
          <text:list text:continue-numbering="true">
            <text:list-item>
              <text:p text:style-name="P54">začít jednoduchými kroky</text:p>
              <text:list text:continue-numbering="true">
                <text:list-item>
                  <text:p text:style-name="P55">jeden návyk na 100<text:span text:style-name="T56">%</text:span><text:s/>podle ZTD</text:p>
                </text:list-item>
                <text:list-item>
                  <text:p text:style-name="P57">1-3 návyky denně</text:p>
                </text:list-item>
                <text:list-item>
                  <text:p text:style-name="P58">alespoň 1 důležitý úkol denně</text:p>
                </text:list-item>
              </text:list>
            </text:list-item>
            <text:list-item>
              <text:p text:style-name="P59">složité úkoly rozdělit na menší</text:p>
            </text:list-item>
          </text:list>
        </text:list-item>
        <text:list-item>
          <text:p text:style-name="P60">plánování dne/týdne/měsíce</text:p>
        </text:list-item>
        <text:list-item>
          <text:p text:style-name="P61">kalendář</text:p>
        </text:list-item>
        <text:list-item>
          <text:p text:style-name="P62">průvodce</text:p>
        </text:list-item>
      </text:list>
      <text:p text:style-name="Normal"/>
      <text:p text:style-name="Normal"/>
      <text:p text:style-name="Normal">Na základě konceptu řešení kapitoly 1</text:p>
      <text:list text:style-name="LFO4" text:continue-numbering="true">
        <text:list-item>
          <text:p text:style-name="P63">seznam částí</text:p>
          <text:list text:continue-numbering="true">
            <text:list-item>
              <text:p text:style-name="P64">výběr barev pro jednotlivé části</text:p>
            </text:list-item>
          </text:list>
        </text:list-item>
        <text:list-item>
          <text:p text:style-name="P65">kompozice (rozložení) všech částí</text:p>
        </text:list-item>
        <text:list-item>
          <text:p text:style-name="P66">flow (procesy) aplikace v jednotlivých částech</text:p>
          <text:list text:continue-numbering="true">
            <text:list-item>
              <text:p text:style-name="P67">jak s aplikací pracuje uživatel</text:p>
            </text:list-item>
            <text:list-item>
              <text:p text:style-name="P68">jak na podněty uživatele reaguje buddy</text:p>
              <text:list text:continue-numbering="true">
                <text:list-item>
                  <text:p text:style-name="P69">motivace podle emocí uživatele a nastavení</text:p>
                </text:list-item>
              </text:list>
            </text:list-item>
          </text:list>
        </text:list-item>
        <text:list-item>
          <text:p text:style-name="P70">propojení částí aplikace</text:p>
        </text:list-item>
      </text:list>
      <text:p text:style-name="Normal">celkové flow aplikací</text:p>
      <text:p text:style-name="Normal"/>
      <text:p text:style-name="Normal"/>
      <text:list text:style-name="LFO6" text:continue-numbering="true">
        <text:list-item>
          <text:p text:style-name="P71">zjistit, zda je aktivační úroveň nízká nebo vysoká a nastavit ji do optimální úrovně</text:p>
          <text:list text:continue-numbering="true">
            <text:list-item>
              <text:p text:style-name="P72">připomenout proč to dělá</text:p>
            </text:list-item>
            <text:list-item>
              <text:p text:style-name="P73">co mu pomůže – přednastavené/vlastní</text:p>
            </text:list-item>
            <text:list-item>
              <text:p text:style-name="P74">co mu v tom může bránit</text:p>
            </text:list-item>
            <text:list-item>
              <text:p text:style-name="P75">krátká pauza – zamyslet se nad tím, čím to může být způsobené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style:style style:name="WW_CharLFO5LVL1" style:family="text">
      <style:text-properties style:font-name="Symbol" fo:color="#404040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a</meta:initial-creator>
    <dc:creator>Anda</dc:creator>
    <meta:creation-date>2020-02-06T12:23:00Z</meta:creation-date>
    <dc:date>2020-04-06T10:39:00Z</dc:date>
    <meta:template xlink:href="Normal" xlink:type="simple"/>
    <meta:editing-cycles>2</meta:editing-cycles>
    <meta:editing-duration>PT52680S</meta:editing-duration>
    <meta:document-statistic meta:page-count="1" meta:paragraph-count="13" meta:word-count="975" meta:character-count="6716" meta:row-count="47" meta:non-whitespace-character-count="5754"/>
  </office:meta>
</office:document-meta>
</file>